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officeooo:paragraph-rsid="00092f2c"/>
    </style:style>
    <style:style style:name="P3" style:family="paragraph" style:parent-style-name="Standard">
      <style:paragraph-properties fo:margin-top="0cm" fo:margin-bottom="0.353cm" loext:contextual-spacing="false" fo:line-height="138%" fo:text-align="start" style:justify-single-word="false" style:writing-mode="lr-tb"/>
      <style:text-properties officeooo:paragraph-rsid="00092f2c"/>
    </style:style>
    <style:style style:name="P4" style:family="paragraph" style:parent-style-name="Text_20_body">
      <style:paragraph-properties fo:margin-top="0cm" fo:margin-bottom="0.353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092f2c" style:text-blinking="false" fo:background-color="transparent" style:font-size-asian="14pt" style:font-size-complex="14pt"/>
    </style:style>
    <style:style style:name="P5" style:family="paragraph" style:parent-style-name="Text_20_body">
      <style:paragraph-properties fo:margin-top="0cm" fo:margin-bottom="0.353cm" loext:contextual-spacing="false" fo:line-height="100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092f2c" officeooo:paragraph-rsid="00092f2c" style:text-blinking="false" fo:background-color="transparent" style:font-size-asian="14pt" style:font-size-complex="14pt"/>
    </style:style>
    <style:style style:name="P6" style:family="paragraph" style:parent-style-name="Text_20_body">
      <style:paragraph-properties fo:margin-top="0cm" fo:margin-bottom="0.353cm" loext:contextual-spacing="false" fo:line-height="100%" fo:text-align="start" style:justify-single-word="false" style:writing-mode="lr-tb"/>
      <style:text-properties fo:font-variant="normal" fo:text-transform="none" fo:color="#000000" style:text-line-through-style="none" style:text-line-through-type="none" style:font-name="Consolas" fo:font-size="12pt" fo:font-style="normal" style:text-underline-style="none" fo:font-weight="normal" officeooo:rsid="00092f2c" officeooo:paragraph-rsid="00092f2c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text-align="center" style:justify-single-word="false"/>
      <style:text-properties style:font-name="Times new roman" fo:font-size="14pt" officeooo:paragraph-rsid="00092f2c" style:font-size-asian="14pt" style:font-size-complex="14pt"/>
    </style:style>
    <style:style style:name="P8" style:family="paragraph" style:parent-style-name="Text_20_body">
      <style:paragraph-properties fo:text-align="center" style:justify-single-word="false"/>
      <style:text-properties style:font-name="Times new roman" fo:font-size="14pt" officeooo:rsid="00007b74" officeooo:paragraph-rsid="00092f2c" style:font-size-asian="14pt" style:font-size-complex="14pt"/>
    </style:style>
    <style:style style:name="P9" style:family="paragraph" style:parent-style-name="Text_20_body">
      <style:paragraph-properties fo:text-align="end" style:justify-single-word="false"/>
      <style:text-properties style:font-name="Times new roman" fo:font-size="14pt" officeooo:rsid="00007b74" officeooo:paragraph-rsid="00092f2c" style:font-size-asian="14pt" style:font-size-complex="14pt"/>
    </style:style>
    <style:style style:name="P10" style:family="paragraph" style:parent-style-name="Text_20_body">
      <style:paragraph-properties fo:text-align="end" style:justify-single-word="false"/>
      <style:text-properties style:font-name="Times new roman" fo:font-size="14pt" officeooo:paragraph-rsid="00092f2c" style:font-size-asian="14pt" style:font-size-complex="14pt"/>
    </style:style>
    <style:style style:name="P11" style:family="paragraph" style:parent-style-name="Text_20_body">
      <style:paragraph-properties fo:margin-left="0cm" fo:margin-right="0cm" fo:margin-top="0cm" fo:margin-bottom="0.353cm" loext:contextual-spacing="false" fo:line-height="138%" fo:text-align="center" style:justify-single-word="false" fo:text-indent="-1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092f2c" style:text-blinking="false" fo:background-color="transparent" style:font-size-asian="14pt" style:font-size-complex="14pt"/>
    </style:style>
    <style:style style:name="P12" style:family="paragraph" style:parent-style-name="Text_20_body">
      <style:paragraph-properties fo:margin-left="0cm" fo:margin-right="0cm" fo:margin-top="0cm" fo:margin-bottom="0.353cm" loext:contextual-spacing="false" fo:line-height="138%" fo:text-align="center" style:justify-single-word="false" fo:text-indent="-1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Times new roman" fo:font-size="14pt" style:text-underline-style="none" officeooo:paragraph-rsid="00092f2c" style:text-blinking="false" fo:background-color="transparent" style:font-size-asian="14pt" style:font-size-complex="14pt"/>
    </style:style>
    <style:style style:name="P13" style:family="paragraph" style:parent-style-name="Text_20_body">
      <style:paragraph-properties fo:margin-left="0cm" fo:margin-right="0cm" fo:margin-top="0cm" fo:margin-bottom="0.353cm" loext:contextual-spacing="false" fo:line-height="138%" fo:text-align="end" style:justify-single-word="false" fo:text-indent="-8.251cm" style:auto-text-indent="false" fo:padding="0cm" fo:border="none" style:writing-mode="lr-tb"/>
      <style:text-properties style:font-name="Times new roman" fo:font-size="14pt" officeooo:paragraph-rsid="00092f2c" style:font-size-asian="14pt" style:font-size-complex="14pt"/>
    </style:style>
    <style:style style:name="P14" style:family="paragraph" style:parent-style-name="Text_20_body">
      <style:paragraph-properties fo:margin-left="0cm" fo:margin-right="0cm" fo:margin-top="0cm" fo:margin-bottom="0.353cm" loext:contextual-spacing="false" fo:line-height="138%" fo:text-align="end" style:justify-single-word="false" fo:text-indent="-8.251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007b74" officeooo:paragraph-rsid="00092f2c" style:text-blinking="false" fo:background-color="transparent" style:font-size-asian="14pt" style:font-size-complex="14pt"/>
    </style:style>
    <style:style style:name="P15" style:family="paragraph" style:parent-style-name="Standard">
      <style:paragraph-properties fo:margin-top="0cm" fo:margin-bottom="0.353cm" loext:contextual-spacing="false" fo:line-height="138%" fo:text-align="start" style:justify-single-word="false" fo:break-before="pag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092f2c" style:text-blinking="false" fo:background-color="transparent" style:font-size-asian="14pt" style:font-size-complex="14pt"/>
    </style:style>
    <style:style style:name="P16" style:family="paragraph" style:parent-style-name="Text_20_body">
      <style:paragraph-properties fo:text-align="center" style:justify-single-word="false"/>
      <style:text-properties style:font-name="Times new roman" fo:font-size="14pt" officeooo:rsid="00007b74" officeooo:paragraph-rsid="00092f2c" style:font-size-asian="14pt" style:font-size-complex="14pt"/>
    </style:style>
    <style:style style:name="P17" style:family="paragraph" style:parent-style-name="Text_20_body">
      <style:paragraph-properties fo:margin-left="0cm" fo:margin-right="0cm" fo:margin-top="0cm" fo:margin-bottom="0.353cm" loext:contextual-spacing="false" fo:line-height="138%" fo:text-align="end" style:justify-single-word="false" fo:text-indent="-8.251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092f2c" style:text-blinking="false" fo:background-color="transparent" style:font-size-asian="14pt" style:font-size-complex="14pt"/>
    </style:style>
    <style:style style:name="P18" style:family="paragraph" style:parent-style-name="Text_20_body">
      <style:paragraph-properties fo:margin-left="0cm" fo:margin-right="0cm" fo:margin-top="0cm" fo:margin-bottom="0.353cm" loext:contextual-spacing="false" fo:line-height="138%" fo:text-align="end" style:justify-single-word="false" fo:text-indent="-8.251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007b74" officeooo:paragraph-rsid="00092f2c" style:text-blinking="false" fo:background-color="transparent" style:font-size-asian="14pt" style:font-size-complex="14pt"/>
    </style:style>
    <style:style style:name="T1" style:family="text">
      <style:text-properties fo:font-style="normal" fo:font-weight="normal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07b74" style:text-blinking="false" fo:background-color="transparent" loext:char-shading-value="0"/>
    </style:style>
    <style:style style:name="T4" style:family="text">
      <style:text-properties officeooo:rsid="00092f2c"/>
    </style:style>
    <style:style style:name="T5" style:family="text">
      <style:text-properties officeooo:rsid="00097c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МИНОБРНАУКИ РОССИИ</text:p>
      <text:p text:style-name="P11">Федеральное государственное бюджетное образовательное учреждение высшего профессионального образования</text:p>
      <text:p text:style-name="P11">НИЖЕГОРОДСКИЙ ГОСУДАРСТВЕННЫЙ ТЕХНИЧЕСКИЙ</text:p>
      <text:p text:style-name="P11">УНИВЕРСИТЕТ им. Р.Е.АЛЕКСЕЕВА</text:p>
      <text:p text:style-name="P7"/>
      <text:p text:style-name="P12"> <text:span text:style-name="T1">Институт радиоэлектроники и информационных технологий</text:span></text:p>
      <text:p text:style-name="P11">Кафедра информатики и систем управления</text:p>
      <text:p text:style-name="P8">Отчет по дисциплине «Защита информации»</text:p>
      <text:p text:style-name="P8"><text:span text:style-name="T4">Третья</text:span> лабораторная работа</text:p>
      <text:p text:style-name="P17"/>
      <text:p text:style-name="P17"/>
      <text:p text:style-name="P17"/>
      <text:p text:style-name="P17"/>
      <text:p text:style-name="P13"><text:span text:style-name="T3">Руководитель</text:span><text:span text:style-name="T2">:</text:span></text:p>
      <text:p text:style-name="P14">Шагалова П.А.</text:p>
      <text:p text:style-name="P9">Студенты:</text:p>
      <text:p text:style-name="P9">Шунин К.М.</text:p>
      <text:p text:style-name="P9">Бабинова М.В.</text:p>
      <text:p text:style-name="P14">Группа:</text:p>
      <text:p text:style-name="P9">16-В-2</text:p>
      <text:p text:style-name="P10"/>
      <text:p text:style-name="P10"/>
      <text:p text:style-name="P10"/>
      <text:p text:style-name="P4">Нижний Новгород 201<text:span text:style-name="T5">9</text:span></text:p>
      <text:p text:style-name="P15">Цель работы:</text:p>
      <text:p text:style-name="P3">Реализовать ранцевую криптосистему Меркла-Хеллмана</text:p>
      <text:p text:style-name="P2">Описание алгоритма:</text:p>
      <text:p text:style-name="P2"/>
      <text:p text:style-name="P2">Суть криптосистемы заключается в следующем. Открытым ключом</text:p>
      <text:p text:style-name="P1">является последовательность из n натуральных чисел a1, a2, a3, . . . an.</text:p>
      <text:p text:style-name="P1">Сторона А для передачи сообщения в битовом виде</text:p>
      <text:p text:style-name="P1">x1, x2, x3, . . . xn, xi ∈ {0, 1} вычисляет сумму соответствующих</text:p>
      <text:p text:style-name="P1">произведений sum = ∑ n i=1 aixi (можно считать, выполняется скалярное</text:p>
      <text:p text:style-name="P1">произведение векторов) и посылает по открытому каналу результат. Для</text:p>
      <text:p text:style-name="P1">расшифровки сообщения сторона В должна решить обратную задачу,</text:p>
      <text:p text:style-name="P1">известную, как задача о ранце: по сумме весов некоторых объектов, а</text:p>
      <text:p text:style-name="P1">также по весам всех объектов определить объекты, участвующие в</text:p>
      <text:p text:style-name="P1">сумме.</text:p>
      <text:p text:style-name="P5">Код программы:</text:p>
      <text:p text:style-name="P6">"""</text:p>
      <text:p text:style-name="P6">NNSTU IRIT 16-V-2</text:p>
      <text:p text:style-name="P6">Student: Shunin Kirill</text:p>
      <text:p text:style-name="P6">1 10 2019</text:p>
      <text:p text:style-name="P6">"""</text:p>
      <text:p text:style-name="P6">import random</text:p>
      <text:p text:style-name="P6"># Пользовательские данные</text:p>
      <text:p text:style-name="P6">word = 'My name is Shunin Kirill'</text:p>
      <text:p text:style-name="P6"># Супервозрастающая последовательность</text:p>
      <text:p text:style-name="P6">w = (2, 7, 11, 21, 42, 89, 180, 390)</text:p>
      <text:p text:style-name="P6"># Простое число, превосходящее сумму элементов последовательности w</text:p>
      <text:p text:style-name="P6">q = 881</text:p>
      <text:p text:style-name="P6"># Случайное число из интервала [1,q)</text:p>
      <text:p text:style-name="P6">r = random.randrange(1, q)</text:p>
      <text:p text:style-name="P6"># Открытый ключ</text:p>
      <text:p text:style-name="P6">open_key = tuple([(i * r) % q for i in w])</text:p>
      <text:p text:style-name="P6">print(open_key)</text:p>
      <text:p text:style-name="P6">def encoding(word, open_key):</text:p>
      <text:p text:style-name="P6"><text:s text:c="4"/># Переводим слово в двоичный код</text:p>
      <text:p text:style-name="P6"><text:soft-page-break/><text:s text:c="4"/># Если двоичный код по длине меньше, чем длина ключа, то дописываем 0 перед двоичным словом.</text:p>
      <text:p text:style-name="P6"><text:s text:c="4"/>bit_word = [('0' * (len(open_key) - len(format(ord(i), 'b')))) + format(ord(i), 'b') for i in word]</text:p>
      <text:p text:style-name="P6"><text:s text:c="4"/># Создание шифра, путем перемножения j-ых элементов i-ого слова и j-ого жлемента ключа</text:p>
      <text:p text:style-name="P6"><text:s text:c="4"/>cipher = list()</text:p>
      <text:p text:style-name="P6"><text:s text:c="4"/>for i in range(len(bit_word)):</text:p>
      <text:p text:style-name="P6"><text:s text:c="8"/>amount = list()</text:p>
      <text:p text:style-name="P6"><text:s text:c="8"/>for j in range(len(open_key)):</text:p>
      <text:p text:style-name="P6"><text:s text:c="12"/>amount.append(int(bit_word[i][j]) * open_key[j])</text:p>
      <text:p text:style-name="P6"><text:s text:c="8"/>cipher.append(sum(amount))</text:p>
      <text:p text:style-name="P6"><text:s text:c="4"/>return cipher</text:p>
      <text:p text:style-name="P6">def decoding(cipher, w, r, q):</text:p>
      <text:p text:style-name="P6"><text:s text:c="4"/># Мультипликативное обратное r по модулю q</text:p>
      <text:p text:style-name="P6"><text:s text:c="4"/>r_inverse = pow(r, q-2, q)</text:p>
      <text:p text:style-name="P6"><text:s text:c="4"/>decoded_dig = list()</text:p>
      <text:p text:style-name="P6"><text:s text:c="4"/>decoded_text = str()</text:p>
      <text:p text:style-name="P6"><text:s text:c="4"/>for i in range(len(cipher)):</text:p>
      <text:p text:style-name="P6"><text:s text:c="8"/>temp = (cipher[i] * r_inverse) % q</text:p>
      <text:p text:style-name="P6"><text:s text:c="8"/>temp_w = list(w)</text:p>
      <text:p text:style-name="P6"><text:s text:c="8"/>decoded_dig.append('0' * len(w))</text:p>
      <text:p text:style-name="P6"><text:s text:c="8"/># Раскладываем временную переменную по делителям</text:p>
      <text:p text:style-name="P6"><text:s text:c="8"/>while temp &gt;= min(w):</text:p>
      <text:p text:style-name="P6"><text:s text:c="12"/>temp_w.append(temp)</text:p>
      <text:p text:style-name="P6"><text:s text:c="12"/>temp_w.sort()</text:p>
      <text:p text:style-name="P6"/>
      <text:p text:style-name="P6"><text:s text:c="12"/>if temp_w.count(temp) &gt; 1:</text:p>
      <text:p text:style-name="P6"><text:s text:c="16"/>decoded_dig[i] = decoded_dig[i][:temp_w.index(temp)] + '1' + decoded_dig[i][temp_w.index(temp)+1:]</text:p>
      <text:p text:style-name="P6"><text:s text:c="16"/>temp = temp - temp_w[temp_w.index(temp)]</text:p>
      <text:p text:style-name="P6"><text:soft-page-break/><text:s text:c="12"/>else:</text:p>
      <text:p text:style-name="P6"><text:s text:c="16"/>decoded_dig[i] = decoded_dig[i][:temp_w.index(temp)-1] + '1' + decoded_dig[i][temp_w.index(temp):]</text:p>
      <text:p text:style-name="P6"><text:s text:c="16"/>temp = temp - temp_w[temp_w.index(temp) - 1]</text:p>
      <text:p text:style-name="P6"><text:s text:c="8"/>decoded_text = decoded_text + chr(int(decoded_dig[i],2))</text:p>
      <text:p text:style-name="P6"><text:s text:c="4"/>return decoded_text</text:p>
      <text:p text:style-name="P6">print('Исходный текст:', word)</text:p>
      <text:p text:style-name="P6">print('Ваш ключ:\nR:',r ,'\nw:', w, '\nq:', q)</text:p>
      <text:p text:style-name="P6">cipher = encoding(word, open_key)</text:p>
      <text:p text:style-name="P6">decoded_text = decoding(cipher, w, r, q)</text:p>
      <text:p text:style-name="P6">print('Зашифрованный текст:', cipher)</text:p>
      <text:p text:style-name="P6">print('Расшифрованный текст:', decoded_text)</text:p>
      <text:p text:style-name="P6">Результат:</text:p>
      <text:p text:style-name="P6">(156, 546, 858, 757, 633, 775, 825, 466)</text:p>
      <text:p text:style-name="P6">Исходный текст: Our name is Shunin Kirill and Mary BABY-NOVA</text:p>
      <text:p text:style-name="P6">Ваш ключ:</text:p>
      <text:p text:style-name="P6">R: 78 </text:p>
      <text:p text:style-name="P6">w: (2, 7, 11, 21, 42, 89, 180, 390) </text:p>
      <text:p text:style-name="P6">q: 881</text:p>
      <text:p text:style-name="P6">Зашифрованный текст: [3245, 3402, 2986, 858, 3637, 1870, 3278, 2645, 858, 2503, 3452, 858, 2594, 2037, 3402, 3637, 2503, 3637, 858, 2470, 2503, 2986, 2503, 2812, 2812, 858, 1870, 3637, 2179, 858, 2420, 1870, 2986, 3260, 858, 1371, 1012, 1371, 2402, 2732, 2779, 3245, 2903, 1012]</text:p>
      <text:p text:style-name="P6">Расшифрованный текст: Our name is Shunin Kirill and Mary BABY-NOV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11:44:17.931790750</meta:creation-date>
    <dc:date>2019-11-06T13:52:26.322573420</dc:date>
    <meta:editing-duration>PT4M1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4" meta:paragraph-count="95" meta:word-count="498" meta:character-count="3757" meta:non-whitespace-character-count="3103"/>
  </office:meta>
</office:document-meta>
</file>